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Noto_AH_Test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" svg:font-family="Am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AH Test" svg:font-family="'Noto AH Test'" style:font-adornments="Regular" style:font-pitch="variable">
      <svg:font-face-src>
        <svg:font-face-uri xlink:href="Fonts/Font_Noto_AH_Test_1.ttf" xlink:type="simple" loext:font-style="normal" loext:font-weight="normal">
          <svg:font-face-format svg:string="truetype"/>
        </svg:font-face-uri>
      </svg:font-face-src>
    </style:font-face>
    <style:font-face style:name="PingFang SC" svg:font-family="'PingFang SC'" style:font-family-generic="system" style:font-pitch="variable"/>
    <style:font-face style:name="Reem Kufi" svg:font-family="'Reem Kufi'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ִي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" svg:font-family="Am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AH Test" svg:font-family="'Noto AH Test'" style:font-adornments="Regular" style:font-pitch="variable"/>
    <style:font-face style:name="PingFang SC" svg:font-family="'PingFang SC'" style:font-family-generic="system" style:font-pitch="variable"/>
    <style:font-face style:name="Reem Kufi" svg:font-family="'Reem Kufi'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complex="Noto AH Test" style:font-family-complex="'Noto AH Test'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Reem Kufi" style:font-family-complex="'Reem Kuf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miri" style:font-family-complex="Amir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miri" style:font-family-complex="Ami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miri" style:font-family-complex="Amiri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2:49:30.690686158</meta:creation-date>
    <dc:date>2023-04-03T14:07:56.407619758</dc:date>
    <meta:editing-duration>PT24M</meta:editing-duration>
    <meta:editing-cycles>4</meta:editing-cycles>
    <meta:generator>LibreOfficeDev/7.6.0.0.alpha0$Linux_X86_64 LibreOffice_project/a328db5799e1354e5038575a0dc24e1bfe04f749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